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1" fo:font-size="9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1" fo:font-size="9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14%" style:writing-mode="lr-tb"/>
      <style:text-properties fo:font-weight="normal"/>
    </style:style>
    <style:style style:name="P8" style:family="paragraph" style:parent-style-name="Text_20_body">
      <style:paragraph-properties fo:margin-top="0cm" fo:margin-bottom="0cm" fo:line-height="114%" style:writing-mode="lr-tb"/>
    </style:style>
    <style:style style:name="P9" style:family="paragraph" style:parent-style-name="Text_20_body">
      <style:paragraph-properties fo:margin-top="0cm" fo:margin-bottom="0cm" fo:line-height="114%" style:writing-mode="lr-tb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ext_20_body" style:list-style-name="L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4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5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1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1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/>
    </style:style>
    <style:style style:name="P19" style:family="paragraph" style:parent-style-name="Text_20_body" style:list-style-name="L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/>
    </style:style>
    <style:style style:name="P20" style:family="paragraph" style:parent-style-name="Text_20_body" style:list-style-name="L9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9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2" style:family="paragraph" style:parent-style-name="Text_20_body" style:list-style-name="L1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3" style:family="paragraph" style:parent-style-name="Text_20_body" style:list-style-name="L10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/>
    </style:style>
    <style:style style:name="P24" style:family="paragraph" style:parent-style-name="Text_20_body">
      <style:paragraph-properties fo:margin-top="0cm" fo:margin-bottom="0.353cm" fo:line-height="114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5" style:family="paragraph" style:parent-style-name="Heading_20_3">
      <style:paragraph-properties fo:margin-top="0.282cm" fo:margin-bottom="0cm" fo:line-height="114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6" style:family="paragraph" style:parent-style-name="Heading_20_2">
      <style:paragraph-properties fo:margin-top="0.353cm" fo:margin-bottom="0cm" fo:line-height="114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bold" style:text-blinking="false" fo:background-color="transparent"/>
    </style:style>
    <style:style style:name="T1" style:family="text">
      <style:text-properties fo:background-color="transparent"/>
    </style:style>
    <style:style style:name="T2" style:family="text">
      <style:text-properties style:font-name="Arial1" fo:font-size="9.75pt" fo:font-style="normal" fo:font-weight="normal"/>
    </style:style>
    <style:style style:name="T3" style:family="text">
      <style:text-properties style:font-name="Arial1" fo:font-size="9pt" fo:font-style="normal" fo:font-weight="normal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9.75pt" fo:font-style="normal" style:text-underline-style="none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transparent"/>
    </style:style>
    <style:style style:name="T8" style:family="text">
      <style:text-properties fo:font-variant="normal" fo:text-transform="none" fo:color="#000000" style:text-line-through-style="none" style:font-name="Arial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T9" style:family="text">
      <style:text-properties fo:font-size="9pt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docs-internal-guid-c3b63c94-4338-dfdb-ff70-fe4d8ffd655f"/><text:span text:style-name="T7">Testrapport 1</text:span></text:p>
      <text:p text:style-name="P2">Testfall som inte gick igenom:</text:p>
      <text:h text:style-name="P26" text:outline-level="2">Testfall 3.3: Inloggning med hjälp utav kakor</text:h>
      <text:p text:style-name="P24">Input:</text:p>
      <text:list xml:id="list9012833152157020870" text:style-name="L1">
        <text:list-item>
          <text:p text:style-name="P10">Testfall 3.1 Inloggning med håll mig inloggad</text:p>
        </text:list-item>
        <text:list-item>
          <text:p text:style-name="P18"><text:span text:style-name="T1">Avsluta sessionen i webbläsaren.<text:line-break/>Ex. Stäng alla webbläsarfönster eller använd ex firebug för att ta bort kakan PHPSESSID, behåll andra kakor.</text:span></text:p>
        </text:list-item>
        <text:list-item>
          <text:p text:style-name="P10">Ladda om sidan innan kakornas giltighet slutar</text:p>
        </text:list-item>
      </text:list>
      <text:h text:style-name="P25" text:outline-level="3">Output:</text:h>
      <text:list xml:id="list3230488069265397074" text:style-name="L2">
        <text:list-item>
          <text:p text:style-name="P11">Inloggning lyckades via cookies</text:p>
        </text:list-item>
      </text:list>
      <text:list xml:id="list1543394981035044328" text:style-name="L3">
        <text:list-item>
          <text:p text:style-name="P12">Logga ut länk/knapp</text:p>
        </text:list-item>
      </text:list>
      <text:list xml:id="list3659047960949181717" text:style-name="L4">
        <text:list-item>
          <text:p text:style-name="P13">Admin är inloggad</text:p>
        </text:list-item>
        <text:list-item>
          <text:p text:style-name="P13">Klienten har satt kakor för användaruppgifterna (verifiera via ex firebug)</text:p>
        </text:list-item>
      </text:list>
      <text:p text:style-name="P3">Vad misslyckades? </text:p>
      <text:p text:style-name="P3">Det gick inte att logga in med kaka, hamnade på startsidan utan nån info</text:p>
      <text:p text:style-name="Text_20_body"/>
      <text:p text:style-name="P4">Testfall 5.2: Ladda upp bild utan rubrik</text:p>
      <text:p text:style-name="P3">Input: </text:p>
      <text:list xml:id="list5515048312924653984" text:style-name="L5">
        <text:list-item>
          <text:p text:style-name="P14">Tryck på Välj fil</text:p>
        </text:list-item>
        <text:list-item>
          <text:p text:style-name="P14">Välj en fil som är en .JPG .PNG .JPEG</text:p>
        </text:list-item>
        <text:list-item>
          <text:p text:style-name="P14">Skriv inte en rubrik</text:p>
        </text:list-item>
        <text:list-item>
          <text:p text:style-name="P14">Tryck på Upload</text:p>
        </text:list-item>
      </text:list>
      <text:p text:style-name="P3">Output</text:p>
      <text:list xml:id="list8189953331495737978" text:style-name="L6">
        <text:list-item>
          <text:p text:style-name="P15">Ingen uppladdning</text:p>
        </text:list-item>
      </text:list>
      <text:list xml:id="list1788715168748047669" text:style-name="L7">
        <text:list-item>
          <text:p text:style-name="P21">“<text:span text:style-name="T2">Det gick inte att ladda upp bilden”</text:span></text:p>
        </text:list-item>
      </text:list>
      <text:p text:style-name="P3">Vad misslyckades? </text:p>
      <text:p text:style-name="P3">Det gick att ladda upp en bild utan rubrik</text:p>
      <text:p text:style-name="Text_20_body"/>
      <text:p text:style-name="P5">Testfall 5.5: Misslyckad kommentar med ett script</text:p>
      <text:p text:style-name="P6">Input:</text:p>
      <text:list xml:id="list8015137347881597540" text:style-name="L8">
        <text:list-item>
          <text:p text:style-name="P19"><text:span text:style-name="T9">Skriv &lt;script&gt;alert(“hej”)&lt;/script&gt; i kommentarfältet</text:span></text:p>
        </text:list-item>
        <text:list-item>
          <text:p text:style-name="P19"><text:span text:style-name="T9">Tryck på Kommentera</text:span></text:p>
        </text:list-item>
      </text:list>
      <text:p text:style-name="P6">Output</text:p>
      <text:list xml:id="list6370049871189012057" text:style-name="L9">
        <text:list-item>
          <text:p text:style-name="P20">Ingen kommentar blir uppladdad</text:p>
        </text:list-item>
      </text:list>
      <text:list xml:id="list6717651348229261666" text:style-name="L10">
        <text:list-item>
          <text:p text:style-name="P23"><text:span text:style-name="T1">“</text:span><text:span text:style-name="T3">Det  gick inte att kommentera”</text:span></text:p>
        </text:list-item>
      </text:list>
      <text:p text:style-name="P6">Vad misslyckades?</text:p>
      <text:p text:style-name="P2">Skriptet hammnade i databasen ändån</text:p>
      <text:p text:style-name="P1"><text:line-break/><text:line-break/></text:p>
      <text:p text:style-name="P1"/>
      <text:p text:style-name="P1"/>
      <text:p text:style-name="P1"/>
      <text:p text:style-name="P1"/>
      <text:p text:style-name="P1"><text:line-break/></text:p>
      <text:p text:style-name="P1"/>
      <text:p text:style-name="P8"><text:soft-page-break/><text:span text:style-name="T8">Testrapport 2</text:span></text:p>
      <text:p text:style-name="P2">Testfall som inte gick igenom:</text:p>
      <text:p text:style-name="Text_20_body"/>
      <text:p text:style-name="P4">Testfall 5.2: Ladda upp bild utan rubrik</text:p>
      <text:p text:style-name="P3">Input: </text:p>
      <text:list xml:id="list102920916282161067" text:style-name="L11">
        <text:list-item>
          <text:p text:style-name="P16">Tryck på Välj fil</text:p>
        </text:list-item>
        <text:list-item>
          <text:p text:style-name="P16">Välj en fil som är en .JPG .PNG .JPEG</text:p>
        </text:list-item>
        <text:list-item>
          <text:p text:style-name="P16">Skriv inte en rubrik</text:p>
        </text:list-item>
        <text:list-item>
          <text:p text:style-name="P16">Tryck på Upload</text:p>
        </text:list-item>
      </text:list>
      <text:p text:style-name="P3">Output</text:p>
      <text:list xml:id="list7938840948657745065" text:style-name="L12">
        <text:list-item>
          <text:p text:style-name="P17">Ingen uppladdning</text:p>
        </text:list-item>
      </text:list>
      <text:list xml:id="list287913508987607557" text:style-name="L13">
        <text:list-item>
          <text:p text:style-name="P22">“<text:span text:style-name="T2">Det gick inte att ladda upp bilden”</text:span></text:p>
        </text:list-item>
      </text:list>
      <text:p text:style-name="P3">Vad misslyckades? </text:p>
      <text:p text:style-name="P7"><text:span text:style-name="T4">Det gick att ladda upp en bild utan rubrik</text:span></text:p>
      <text:p text:style-name="P1"><text:line-break/></text:p>
      <text:p text:style-name="P9"><text:span text:style-name="T7">Testrapport 3</text:span></text:p>
      <text:p text:style-name="P2">Alla testfall gick igenom!</text:p>
      <text:p text:style-name="P1"><text:line-break/></text:p>
      <text:p text:style-name="P9"><text:span text:style-name="T7">Testfall 4 </text:span></text:p>
      <text:p text:style-name="P2">Alla testfall gick igenom precis innan uppgiften skickades in!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17S</meta:editing-duration>
    <meta:editing-cycles>3</meta:editing-cycles>
    <meta:generator>OpenOffice/4.0.1$Win32 OpenOffice.org_project/401m5$Build-9714</meta:generator>
    <dc:date>2014-10-24T19:35:59.34</dc:date>
    <meta:document-statistic meta:table-count="0" meta:image-count="0" meta:object-count="0" meta:page-count="2" meta:paragraph-count="56" meta:word-count="267" meta:character-count="1517"/>
    <dc:creator>Eric Sjöström</dc:creator>
    <meta:user-defined meta:name="Info 1"/>
    <meta:user-defined meta:name="Info 2"/>
    <meta:user-defined meta:name="Info 3"/>
    <meta:user-defined meta:name="Info 4"/>
  </office:meta>
</office:document-meta>
</file>